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3cm" svg:height="1.8cm" svg:x="1.4cm" svg:y="1.3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layer="layout" svg:width="8.3cm" svg:height="1.2cm" svg:x="0.8cm" svg:y="4.1cm">
          <text:p text:style-name="P1"><text:span text:style-name="T1">GET temperatur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2.5cm" svg:height="1.9cm" svg:x="3.8cm" svg:y="6.2cm">
          <text:p text:style-name="P1">1.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layer="layout" svg:width="6.3cm" svg:height="6.1cm" svg:x="14.7cm" svg:y="-0.1cm">
          <text:p text:style-name="P2"><text:span text:style-name="T1">Key:</text:span></text:p>
          <text:p text:style-name="P2"><text:span text:style-name="T1">1. temperature &lt;= 0</text:span></text:p>
          <text:p text:style-name="P2"><text:span text:style-name="T1">2. 1&lt; temperature &lt; 32</text:span></text:p>
          <text:p text:style-name="P2"><text:span text:style-name="T1">3. temperature &gt;= 32 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2" draw:text-style-name="P1" draw:layer="layout" svg:x1="6.3cm" svg:y1="7.2cm" svg:x2="8.9cm" svg:y2="7.2cm">
          <text:p/>
        </draw:line>
        <draw:custom-shape draw:style-name="gr1" draw:text-style-name="P2" draw:layer="layout" svg:width="7.3cm" svg:height="1.3cm" svg:x="8.5cm" svg:y="6.4cm">
          <text:p text:style-name="P1"><text:span text:style-name="T1">PUT Water is Froze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2.5cm" svg:height="1.9cm" svg:x="3.8cm" svg:y="8.6cm">
          <text:p text:style-name="P1">2.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6.2cm" svg:y1="9.6cm" svg:x2="8.5cm" svg:y2="9.6cm">
          <text:p/>
        </draw:line>
        <draw:custom-shape draw:style-name="gr1" draw:text-style-name="P2" draw:layer="layout" svg:width="7.4cm" svg:height="1.7cm" svg:x="8cm" svg:y="8.5cm">
          <text:p text:style-name="P1"><text:span text:style-name="T1">PUT Water is okay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2.5cm" svg:height="1.9cm" svg:x="3.8cm" svg:y="10.8cm">
          <text:p text:style-name="P1">3.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6.2cm" svg:y1="11.7cm" svg:x2="8.5cm" svg:y2="11.7cm">
          <text:p/>
        </draw:line>
        <draw:custom-shape draw:style-name="gr1" draw:text-style-name="P2" draw:layer="layout" svg:width="7.4cm" svg:height="1.7cm" svg:x="7.9cm" svg:y="10.8cm">
          <text:p text:style-name="P1"><text:span text:style-name="T1">PUT Water is boiling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5.1cm" svg:y1="7cm" svg:x2="18.7cm" svg:y2="6.9cm">
          <text:p/>
        </draw:line>
        <draw:line draw:style-name="gr2" draw:text-style-name="P1" draw:layer="layout" svg:x1="18.7cm" svg:y1="6.9cm" svg:x2="18.7cm" svg:y2="21.1cm">
          <text:p/>
        </draw:line>
        <draw:line draw:style-name="gr2" draw:text-style-name="P1" draw:layer="layout" svg:x1="14.6cm" svg:y1="9.3cm" svg:x2="18.8cm" svg:y2="9.3cm">
          <text:p/>
        </draw:line>
        <draw:line draw:style-name="gr2" draw:text-style-name="P1" draw:layer="layout" svg:x1="14.6cm" svg:y1="11.8cm" svg:x2="18.8cm" svg:y2="11.7cm">
          <text:p/>
        </draw:line>
        <draw:custom-shape draw:style-name="gr3" draw:text-style-name="P1" draw:layer="layout" svg:width="6.6cm" svg:height="2.7cm" svg:x="12.9cm" svg:y="21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6T12:02:48.799000000</meta:creation-date>
    <dc:date>2014-10-06T12:14:08.723000000</dc:date>
    <meta:editing-duration>P0D</meta:editing-duration>
    <meta:editing-cycles>1</meta:editing-cycles>
    <meta:document-statistic meta:object-count="17"/>
    <meta:generator>LibreOffice/4.2.5.2$Windows_x86 LibreOffice_project/61cb170a04bb1f12e77c884eab9192be736ec5f5</meta:generator>
  </office:meta>
</office:document-meta>
</file>